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Times New Roman" fo:font-size="14pt" fo:letter-spacing="normal" fo:font-style="normal" fo:font-weight="normal"/>
    </style:style>
    <style:style style:name="P2" style:family="paragraph" style:parent-style-name="Text_20_body" style:list-style-name="L2">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4">
      <style:text-properties fo:font-variant="normal" fo:text-transform="none" fo:color="#000000" style:font-name="Times New Roman" fo:font-size="14pt" fo:letter-spacing="normal" fo:font-style="normal" fo:font-weight="normal"/>
    </style:style>
    <style:style style:name="P4" style:family="paragraph" style:parent-style-name="Text_20_body" style:list-style-name="L3"/>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list-style-name="L1">
      <style:paragraph-properties fo:margin-top="0in" fo:margin-bottom="0in"/>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2">
      <style:paragraph-properties fo:margin-top="0in" fo:margin-bottom="0in"/>
      <style:text-properties fo:font-variant="normal" fo:text-transform="none" fo:color="#000000" style:font-name="Times New Roman" fo:font-size="14pt" fo:letter-spacing="normal" fo:font-style="normal" fo:font-weight="normal"/>
    </style:style>
    <style:style style:name="P9" style:family="paragraph" style:parent-style-name="Text_20_body" style:list-style-name="L4">
      <style:paragraph-properties fo:margin-top="0in" fo:margin-bottom="0in"/>
      <style:text-properties fo:font-variant="normal" fo:text-transform="none" fo:color="#000000" style:font-name="Times New Roman" fo:font-size="14pt" fo:letter-spacing="normal" fo:font-style="normal" fo:font-weight="normal"/>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Heading_20_1">
      <style:text-properties fo:font-variant="normal" fo:text-transform="none" fo:color="#000000" style:font-name="Times New Roman" fo:letter-spacing="normal" fo:font-style="normal"/>
    </style:style>
    <style:style style:name="P13" style:family="paragraph" style:parent-style-name="Heading_20_2">
      <style:paragraph-properties fo:margin-left="0in" fo:margin-right="0in" fo:text-indent="0in" style:auto-text-indent="false"/>
      <style:text-properties fo:font-variant="normal" fo:text-transform="none" fo:color="#000000" style:font-name="Times New Roman" fo:letter-spacing="normal" fo:font-style="normal"/>
    </style:style>
    <style:style style:name="P14" style:family="paragraph" style:parent-style-name="Heading_20_3">
      <style:paragraph-properties fo:margin-left="0in" fo:margin-right="0in" fo:text-indent="0in" style:auto-text-indent="false"/>
      <style:text-properties fo:font-variant="normal" fo:text-transform="none" fo:color="#000000" style:font-name="Times New Roman" fo:letter-spacing="normal" fo:font-style="normal"/>
    </style:style>
    <style:style style:name="P15" style:family="paragraph" style:parent-style-name="Sender">
      <style:paragraph-properties fo:margin-left="0in" fo:margin-right="0in" fo:text-indent="0in" style:auto-text-indent="false"/>
      <style:text-properties fo:font-variant="normal" fo:text-transform="none" fo:color="#000000" style:font-name="Times New Roman" fo:font-size="14pt" fo:letter-spacing="normal" fo:font-weight="normal"/>
    </style:style>
    <style:style style:name="T1" style:family="text">
      <style:text-properties fo:font-style="italic"/>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color="#ff0000"/>
    </style:style>
    <style:style style:name="T4" style:family="text">
      <style:text-properties fo:color="#ff0000" fo:background-color="#ffff00"/>
    </style:style>
    <style:style style:name="T5" style:family="text">
      <style:text-properties fo:background-color="#ffff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alvik Optimization and <text:span text:style-name="T5">Verification</text:span> With <text:span text:style-name="T1">dexopt</text:span></text:h>
      <text:p text:style-name="P6">The Dalvik virtual machine was designed specifically for the Android mobile platform. The target systems have little RAM, store data on slow internal flash memory, and generally have the performance characteristics of decade-old desktop systems. They also run Linux, which provides virtual memory, processes and threads, and UID-based security mechanisms.</text:p>
      <text:p text:style-name="P6">The features and limitations caused us to focus on certain goals:</text:p>
      <text:list xml:id="list1286475741" text:style-name="L1">
        <text:list-item>
          <text:p text:style-name="P7">Class data, notably bytecode, must be shared between multiple processes to minimize total system memory usage.</text:p>
        </text:list-item>
        <text:list-item>
          <text:p text:style-name="P7">The overhead in launching a new app must be minimized to keep the device responsive.</text:p>
        </text:list-item>
        <text:list-item>
          <text:p text:style-name="P7">Storing class data in individual files results in a lot of redundancy, especially with respect to strings. To conserve disk space we need to factor this out.</text:p>
        </text:list-item>
        <text:list-item>
          <text:p text:style-name="P7">Parsing class data fields adds unnecessary overhead during class loading. Accessing data values (e.g. integers and strings) directly as C types is better.</text:p>
        </text:list-item>
        <text:list-item>
          <text:p text:style-name="P7">Bytecode verification is necessary, but slow, so we want to verify as much as possible outside app execution.</text:p>
        </text:list-item>
        <text:list-item>
          <text:p text:style-name="P7">Bytecode optimization (quickened instructions, method pruning) is important for speed and battery life.</text:p>
        </text:list-item>
        <text:list-item>
          <text:p text:style-name="P1">For security reasons, processes may not edit shared code.</text:p>
        </text:list-item>
      </text:list>
      <text:p text:style-name="P6">The typical VM implementation uncompresses individual classes from a compressed archive and stores them on the heap. This implies a separate copy of each class in every process, and slows application startup because the code must be uncompressed (or at least read off disk in many small pieces). On the other hand, having the bytecode on the local heap makes it easy to rewrite instructions on first use, facilitating a number of different optimizations.</text:p>
      <text:p text:style-name="P6">The goals led us to make some fundamental decisions:</text:p>
      <text:list xml:id="list984431758" text:style-name="L2">
        <text:list-item>
          <text:p text:style-name="P8">Multiple classes are aggregated into a single "DEX" file.</text:p>
        </text:list-item>
        <text:list-item>
          <text:p text:style-name="P8">DEX files are mapped read-only and shared between processes.</text:p>
        </text:list-item>
        <text:list-item>
          <text:p text:style-name="P8">Byte ordering and word alignment are adjusted to suit the local system.</text:p>
        </text:list-item>
        <text:list-item>
          <text:p text:style-name="P8">Bytecode verification is mandatory for all classes, but we want to "pre-verify" whatever we can.</text:p>
        </text:list-item>
        <text:list-item>
          <text:p text:style-name="P2">Optimizations that require rewriting bytecode must be done ahead of time.</text:p>
        </text:list-item>
      </text:list>
      <text:p text:style-name="P6">The consequences of these decisions are explained in the following sections.</text:p>
      <text:h text:style-name="P13" text:outline-level="2"><text:soft-page-break/>VM Operation</text:h>
      <text:p text:style-name="P5"><text:span text:style-name="T2">Application code is delivered to the system in a </text:span><text:span text:style-name="Source_20_Text"><text:span text:style-name="T2">.jar</text:span></text:span><text:span text:style-name="T2"> or </text:span><text:span text:style-name="Source_20_Text"><text:span text:style-name="T2">.apk</text:span></text:span><text:span text:style-name="T2"> file. These are really just </text:span><text:span text:style-name="Source_20_Text"><text:span text:style-name="T2">.zip</text:span></text:span><text:span text:style-name="T2"> archives with some meta-data files added. The Dalvik DEX data file is always called </text:span><text:span text:style-name="Source_20_Text"><text:span text:style-name="T2">classes.dex</text:span></text:span><text:span text:style-name="T2">.</text:span></text:p>
      <text:p text:style-name="P5"><text:span text:style-name="T2">The bytecode cannot be memory-mapped and executed directly from the zip file, because the data is compressed and the start of the file is not guaranteed to be word-aligned. These problems could be addressed by storing </text:span><text:span text:style-name="Source_20_Text"><text:span text:style-name="T2">classes.dex</text:span></text:span><text:span text:style-name="T2"> without compression and padding out the zip file, but that would increase the size of the package sent across the data network.</text:span></text:p>
      <text:p text:style-name="P5"><text:span text:style-name="T2">We need to extract </text:span><text:span text:style-name="Source_20_Text"><text:span text:style-name="T2">classes.dex</text:span></text:span><text:span text:style-name="T2"> from the zip archive before we can use it. While we have the file available, we might as well perform some of the other actions (realignment, optimization, verification) described earlier. This raises a new question however: who is responsible for doing this, and where do we keep the output?</text:span></text:p>
      <text:h text:style-name="P14" text:outline-level="3">Preparation</text:h>
      <text:p text:style-name="P6">There are at least three different ways to create a "prepared" DEX file, sometimes known as "ODEX" (for Optimized DEX):</text:p>
      <text:list xml:id="list1846014851" text:style-name="L3">
        <text:list-item>
          <text:p text:style-name="P10"><text:span text:style-name="T2">The VM does it "just in time". The output goes into a special </text:span><text:span text:style-name="Source_20_Text"><text:span text:style-name="T2">dalvik-cache</text:span></text:span><text:span text:style-name="T2"> directory. This works on the desktop and engineering-only device builds where the permissions on the </text:span><text:span text:style-name="Source_20_Text"><text:span text:style-name="T2">dalvik-cache</text:span></text:span><text:span text:style-name="T2"> directory are not restricted. On production devices, this is not allowed.</text:span></text:p>
        </text:list-item>
        <text:list-item>
          <text:p text:style-name="P10"><text:span text:style-name="T2">The system installer does it when an application is first added. It has the privileges required to write to </text:span><text:span text:style-name="Source_20_Text"><text:span text:style-name="T2">dalvik-cache</text:span></text:span><text:span text:style-name="T2">.</text:span></text:p>
        </text:list-item>
        <text:list-item>
          <text:p text:style-name="P4"><text:span text:style-name="T2">The build system does it ahead of time. The relevant </text:span><text:span text:style-name="Source_20_Text"><text:span text:style-name="T2">jar</text:span></text:span><text:span text:style-name="T2"> / </text:span><text:span text:style-name="Source_20_Text"><text:span text:style-name="T2">apk</text:span></text:span><text:span text:style-name="T2"> files are present, but the </text:span><text:span text:style-name="Source_20_Text"><text:span text:style-name="T2">classes.dex</text:span></text:span><text:span text:style-name="T2"> is stripped out. The optimized DEX is stored next to the original zip archive, not in </text:span><text:span text:style-name="Source_20_Text"><text:span text:style-name="T2">dalvik-cache</text:span></text:span><text:span text:style-name="T2">, and is part of the system image.</text:span></text:p>
        </text:list-item>
      </text:list>
      <text:p text:style-name="P5"><text:span text:style-name="T2">The </text:span><text:span text:style-name="Source_20_Text"><text:span text:style-name="T2">dalvik-cache</text:span></text:span><text:span text:style-name="T2"> directory is more accurately </text:span><text:span text:style-name="Source_20_Text"><text:span text:style-name="T2">$ANDROID_DATA/data/dalvik-cache</text:span></text:span><text:span text:style-name="T2">. The files inside it have names derived from the full path of the source DEX. On the device the directory is owned by</text:span><text:span text:style-name="Source_20_Text"><text:span text:style-name="T2">system</text:span></text:span><text:span text:style-name="T2"> / </text:span><text:span text:style-name="Source_20_Text"><text:span text:style-name="T2">system</text:span></text:span><text:span text:style-name="T2"> and has 0771 permissions, and the optimized DEX files stored there are owned by </text:span><text:span text:style-name="Source_20_Text"><text:span text:style-name="T2">system</text:span></text:span><text:span text:style-name="T2"> and the application's group, with 0644 permissions. DRM-locked applications will use 640 permissions to prevent other user applications from examining them. The bottom line is that you can read your own DEX file and those of most other applications, but you cannot create, modify, or remove them.</text:span></text:p>
      <text:p text:style-name="P6">Preparation of the DEX file for the "just in time" and "system installer" approaches proceeds in three steps:</text:p>
      <text:p text:style-name="P5"><text:span text:style-name="T2">First, the dalvik-cache file is created. This must be done in a process with appropriate privileges, so for the "system installer" case this is done within </text:span><text:span text:style-name="Source_20_Text"><text:span text:style-name="T2">installd</text:span></text:span><text:span text:style-name="T2">, which runs as </text:span><text:soft-page-break/><text:span text:style-name="T2">root.</text:span></text:p>
      <text:p text:style-name="P5"><text:span text:style-name="T2">Second, the </text:span><text:span text:style-name="Source_20_Text"><text:span text:style-name="T2">classes.dex</text:span></text:span><text:span text:style-name="T2"> entry is extracted from the the zip archive. A small amount of space is left at the start of the file for the ODEX header.</text:span></text:p>
      <text:p text:style-name="P6">Third, the file is memory-mapped for easy access and tweaked for use on the current system. This includes byte-swapping and structure realigning, but no meaningful changes to the DEX file. We also do some basic structure checks, such as ensuring that file offsets and data indices fall within valid ranges.</text:p>
      <text:p text:style-name="P5"><text:span text:style-name="T2">The build system uses a hairy process that involves starting the emulator, forcing just-in-time optimization of all relevant DEX files, and then extracting the results from </text:span><text:span text:style-name="Source_20_Text"><text:span text:style-name="T2">dalvik-cache</text:span></text:span><text:span text:style-name="T2">. The reasons for doing this, rather than using a tool that runs on the desktop, will become more apparent when the optimizations are explained.</text:span></text:p>
      <text:p text:style-name="P6">Once the code is byte-swapped and aligned, we're ready to go. We append some pre-computed data, fill in the ODEX header at the start of the file, and start executing. (The header is filled in last, so that we don't try to use a partial file.) If we're interested in verification and optimization, however, we need to insert a step after the initial prep.</text:p>
      <text:h text:style-name="P14" text:outline-level="3">dexopt</text:h>
      <text:p text:style-name="P6">We want to verify and optimize all of the classes in the DEX file. The easiest and safest way to do this is to load all of the classes into the VM and run through them. Anything that fails to load is simply not verified or optimized. Unfortunately, this can cause allocation of some resources that are difficult to release (e.g. loading of native shared libraries), so we don't want to do it in the same virtual machine that we're running applications in.</text:p>
      <text:p text:style-name="P5"><text:span text:style-name="T2">The solution is to invoke a program called </text:span><text:span text:style-name="Source_20_Text"><text:span text:style-name="T2">dexopt</text:span></text:span><text:span text:style-name="T2">, which is really just a back door into the VM. It performs an abbreviated VM initialization, loads zero or more DEX files from the bootstrap class path, and then sets about verifying and optimizing whatever it can from the target DEX. On completion, the process exits, freeing all resources.</text:span></text:p>
      <text:p text:style-name="P6">It is possible for multiple VMs to want the same DEX file at the same time. File locking is used to ensure that dexopt is only run once.</text:p>
      <text:h text:style-name="P13" text:outline-level="2">Verification</text:h>
      <text:p text:style-name="P5"><text:span text:style-name="T2">The bytecode verification process involves scanning through the instructions in every method in every class in a DEX file. The goal is to identify illegal instruction sequences so that we don't have to check for them at run time. Many of the computations involved are also necessary for "exact" garbage collection. See </text:span><text:a xlink:type="simple" xlink:href="http://verifier.html/">Dalvik Bytecode Verifier Notes</text:a><text:span text:style-name="T2"> for more information.</text:span></text:p>
      <text:p text:style-name="P5"><text:span text:style-name="T2">For performance reasons, the optimizer (described in the next section) assumes that the verifier has run successfully, and makes some potentially unsafe assumptions. By </text:span><text:soft-page-break/><text:span text:style-name="T2">default, Dalvik insists upon verifying all classes, and only optimizes classes that have been verified. If you want to disable the verifier, you can use command-line flags to do so. See also </text:span><text:a xlink:type="simple" xlink:href="http://embedded-vm-control.html/">Controlling the Embedded VM</text:a><text:span text:style-name="T2"> for instructions on controlling these features within the Android application framework.</text:span></text:p>
      <text:p text:style-name="P5"><text:span text:style-name="T2">Reporting of verification failures is a tricky issue. For example, calling a package-scope method on a class in a different package is illegal and will be caught by the verifier. We don't necessarily want to report it during verification though -- we actually want to throw an exception when the method call is attempted. Checking the access flags on every method call is expensive though. The </text:span><text:a xlink:type="simple" xlink:href="http://verifier.html/">Dalvik Bytecode Verifier Notes</text:a><text:span text:style-name="T2">document addresses this issue.</text:span></text:p>
      <text:p text:style-name="P6">Classes that have been verified successfully have a flag set in the ODEX. They will not be re-verified when loaded. The Linux access permissions are expected to prevent tampering; if you can get around those, installing faulty bytecode is far from the easiest line of attack. The ODEX file has a 32-bit checksum, but that's chiefly present as a quick check for corrupted data.</text:p>
      <text:h text:style-name="P13" text:outline-level="2">Optimization</text:h>
      <text:p text:style-name="P6">Virtual machine interpreters typically perform certain optimizations the first time a piece of code is used. Constant pool references are replaced with pointers to internal data structures, operations that always succeed or always work a certain way are replaced with simpler forms. Some of these require information only available at runtime, others can be inferred statically when certain assumptions are made.</text:p>
      <text:p text:style-name="P6">The Dalvik optimizer does the following:</text:p>
      <text:list xml:id="list1987791727" text:style-name="L4">
        <text:list-item>
          <text:p text:style-name="P9">For virtual method calls, replace the method index with a vtable index.</text:p>
        </text:list-item>
        <text:list-item>
          <text:p text:style-name="P9">For instance field get/put, replace the field index with a byte offset. Also, merge the boolean / byte / char / short variants into a single 32-bit form (less code in the interpreter means more room in the CPU I-cache).</text:p>
        </text:list-item>
        <text:list-item>
          <text:p text:style-name="P9">Replace a handful of high-volume calls, like String.length(), with "inline" replacements. This skips the usual method call overhead, directly switching from the interpreter to a native implementation.</text:p>
        </text:list-item>
        <text:list-item>
          <text:p text:style-name="P11"><text:span text:style-name="T2">Prune empty methods. The simplest example is </text:span><text:span text:style-name="Source_20_Text"><text:span text:style-name="T2">Object.&lt;init&gt;</text:span></text:span><text:span text:style-name="T2">, which does nothing, but must be called whenever any object is allocated. The instruction is replaced with a new version that acts as a no-op unless a debugger is attached.</text:span></text:p>
        </text:list-item>
        <text:list-item>
          <text:p text:style-name="P3">Append pre-computed data. For example, the VM wants to have a hash table for lookups on class name. Instead of computing this when the DEX file is loaded, we can compute it now, saving heap space and computation time in every VM where the DEX is loaded.</text:p>
        </text:list-item>
      </text:list>
      <text:p text:style-name="P6">All of the instruction modifications involve replacing the opcode with one not defined by the Dalvik specification. This allows us to freely mix optimized and unoptimized <text:soft-page-break/>instructions. The set of optimized instructions, and their exact representation, is tied closely to the VM version.</text:p>
      <text:p text:style-name="P6">Most of the optimizations are obvious "wins". The use of raw indices and offsets not only allows us to execute more quickly, we can also skip the initial symbolic resolution. Pre-computation eats up disk space, and so must be done in moderation.</text:p>
      <text:p text:style-name="P6">There are a couple of potential sources of trouble with these optimizations. First, vtable indices and byte offsets are subject to change if the VM is updated. Second, if a superclass is in a different DEX, and that other DEX is updated, we need to ensure that our optimized indices and offsets are updated as well. A similar but more subtle problem emerges when user-defined class loaders are employed: the class we actually call may not be the one we expected to call.</text:p>
      <text:p text:style-name="P6">These problems are addressed with dependency lists and some limitations on what can be optimized.</text:p>
      <text:h text:style-name="P13" text:outline-level="2">Dependencies and Limitations</text:h>
      <text:p text:style-name="P5"><text:span text:style-name="T2">The optimized DEX file includes a list of dependencies on other DEX files, plus the CRC-32 and modification date from the originating </text:span><text:span text:style-name="Source_20_Text"><text:span text:style-name="T2">classes.dex</text:span></text:span><text:span text:style-name="T2"> zip file entry. The dependency list includes the full path to the </text:span><text:span text:style-name="Source_20_Text"><text:span text:style-name="T2">dalvik-cache</text:span></text:span><text:span text:style-name="T2"> file, and the file's SHA-1 signature. The timestamps of files on the device are unreliable and not used. The dependency area also includes the VM version number.</text:span></text:p>
      <text:p text:style-name="P5"><text:span text:style-name="T2">An optimized DEX is dependent upon all of the DEX files in the bootstrap class path. DEX files that are part of the bootstrap class path depend upon the DEX files that appeared earlier. To ensure that nothing outside the dependent DEX files is available, </text:span><text:span text:style-name="Source_20_Text"><text:span text:style-name="T2">dexopt</text:span></text:span><text:span text:style-name="T2"> only loads the bootstrap classes. References to classes in other DEX files fail, which causes class loading and/or verification to fail, and classes with external dependencies are simply not optimized.</text:span></text:p>
      <text:p text:style-name="P6">This means that splitting code out into many separate DEX files has a disadvantage: virtual method calls and instance field lookups between non-boot DEX files can't be optimized. Because verification is pass/fail with class granularity, no method in a class that has any reliance on classes in external DEX files can be optimized. This may be a bit heavy-handed, but it's the only way to guarantee that nothing breaks when individual pieces are updated.</text:p>
      <text:p text:style-name="P6">Another negative consequence: any change to a bootstrap DEX will result in rejection of all optimized DEX files. This makes it hard to keep system updates small.</text:p>
      <text:p text:style-name="P6">Despite our caution, there is still a possibility that a class in a DEX file loaded by a user-defined class loader could ask for a bootstrap class (say, String) and be given a different class with the same name. If a class in the DEX file being processed has the same name as a class in the bootstrap DEX files, the class will be flagged as ambiguous and <text:soft-page-break/>references to it will not be resolved during verification / optimization. The class linking code in the VM does additional checks to plug another hole; see the verbose description in the VM sources for details (vm/oo/Class.c).</text:p>
      <text:p text:style-name="P5"><text:span text:style-name="T2">If one of the dependencies is updated, we need to re-verify and re-optimize the DEX file. If we can do a just-in-time </text:span><text:span text:style-name="Source_20_Text"><text:span text:style-name="T2">dexopt</text:span></text:span><text:span text:style-name="T2"> invocation, this is easy. If we have to rely on the installer daemon, or the DEX was shipped only in ODEX, then the VM has to reject the DEX.</text:span></text:p>
      <text:p text:style-name="P5"><text:span text:style-name="T2">The output of </text:span><text:span text:style-name="Source_20_Text"><text:span text:style-name="T2">dexopt</text:span></text:span><text:span text:style-name="T2"> is byte-swapped and struct-aligned for the host, and contains indices and offsets that are highly VM-specific (both version-wise and platform-wise). For this reason it's tricky to write a version of </text:span><text:span text:style-name="Source_20_Text"><text:span text:style-name="T2">dexopt</text:span></text:span><text:span text:style-name="T2"> that runs on the desktop but generates output suitable for a particular device. The safest way to invoke it is on the target device, or on an emulator for that device.</text:span></text:p>
      <text:h text:style-name="P13" text:outline-level="2">Generated DEX</text:h>
      <text:p text:style-name="P5"><text:span text:style-name="T2">Some languages and frameworks rely on the ability to generate bytecode and execute it. The rather heavy </text:span><text:span text:style-name="Source_20_Text"><text:span text:style-name="T2">dexopt</text:span></text:span><text:span text:style-name="T2"> verification and optimization model doesn't work well with that.</text:span></text:p>
      <text:p text:style-name="P6">We intend to support this in a future release, but the exact method is to be determined. We may allow individual classes to be added or whole DEX files; may allow Java bytecode or Dalvik bytecode in instructions; may perform the usual set of optimizations, or use a separate interpreter that performs on-first-use optimizations directly on the bytecode (which won't be mapped read-only, since it's locally defined).</text:p>
      <text:p text:style-name="P15">Copyright © 2008 The Android Open Source Proj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per Li</meta:initial-creator>
    <meta:creation-date>2014-03-05T11:22:18</meta:creation-date>
    <dc:date>2014-03-05T11:23:57</dc:date>
    <dc:creator>Jasper Li</dc:creator>
    <meta:editing-duration>PT1M</meta:editing-duration>
    <meta:editing-cycles>2</meta:editing-cycles>
    <meta:generator>LibreOffice/3.5$Linux_X86_64 LibreOffice_project/350m1$Build-2</meta:generator>
    <meta:document-statistic meta:table-count="0" meta:image-count="0" meta:object-count="0" meta:page-count="6" meta:paragraph-count="67" meta:word-count="2389" meta:character-count="14403" meta:non-whitespace-character-count="12101"/>
  </office:meta>
</office:document-meta>
</file>